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6"/>
        <table:table-column table:style-name="co3" table:default-cell-style-name="ce7"/>
        <table:table-column table:style-name="co3" table:number-columns-repeated="12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5">
            <text:p>Mont Mugogwe base</text:p>
          </table:table-cell>
          <table:table-cell office:value-type="string" table:style-name="ce4">
            <text:p>Route 8</text:p>
          </table:table-cell>
          <table:table-cell table:number-columns-repeated="11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16">
            <text:p>T</text:p>
          </table:table-cell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Chenipan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2">
            <text:p>C</text:p>
          </table:table-cell>
          <table:table-cell table:number-columns-repeated="6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Crisacier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6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Papillusion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Aspicot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10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Coconfor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6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Dardargnan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Roucool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Roucoops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1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Rattata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Rattatac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iafabec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Abo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ikatchu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1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ablette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3">
            <text:p>X</text:p>
          </table:table-cell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Nidoran F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Nidornin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Nidoran M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Nidorino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Mélofée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Goupix</text:p>
          </table:table-cell>
          <table:table-cell table:style-name="ce10"/>
          <table:table-cell table:number-columns-repeated="9" table:style-name="ce11"/>
          <table:table-cell office:value-type="string" table:style-name="ce12">
            <text:p>C (Gashora)</text:p>
          </table:table-cell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7">
            <text:p>T</text:p>
          </table:table-cell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Rondoudou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Nosferapti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3">
            <text:p>X</text:p>
          </table:table-cell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7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Mystèrbe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Ortide</text:p>
          </table:table-cell>
          <table:table-cell table:style-name="ce10"/>
          <table:table-cell table:number-columns-repeated="1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Taupiqueur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3">
            <text:p>X</text:p>
          </table:table-cell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Féros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Collo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Canninos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Ptitard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Abra</text:p>
          </table:table-cell>
          <table:table-cell table:style-name="ce10"/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8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Kadabr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Machoc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7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Chetiflor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Bousiflor</text:p>
          </table:table-cell>
          <table:table-cell table:style-name="ce10"/>
          <table:table-cell table:number-columns-repeated="1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Tentacool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4">
            <text:p>Tentacruel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Racaillou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3">
            <text:p>X</text:p>
          </table:table-cell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onyta</text:p>
          </table:table-cell>
          <table:table-cell table:style-name="ce10"/>
          <table:table-cell table:number-columns-repeated="9" table:style-name="ce11"/>
          <table:table-cell office:value-type="string" table:style-name="ce8">
            <text:p>X, T</text:p>
          </table:table-cell>
          <table:table-cell table:number-columns-repeated="3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Ramoloss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Flagados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magneto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Doduo</text:p>
          </table:table-cell>
          <table:table-cell table:style-name="ce10"/>
          <table:table-cell table:number-columns-repeated="1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1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Dodrio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Lamantin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Grostadmorv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Kokiya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4">
            <text:p>Krustabri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12" table:style-name="ce6"/>
          <table:table-cell office:value-type="string" table:style-name="ce12">
            <text:p>C</text:p>
          </table:table-cell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ni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3">
            <text:p>X</text:p>
          </table:table-cell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Electrod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Noadkoko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selait</text:p>
          </table:table-cell>
          <table:table-cell table:style-name="ce10"/>
          <table:table-cell table:number-columns-repeated="13" table:style-name="ce11"/>
          <table:table-cell office:value-type="string" table:style-name="ce13">
            <text:p>X</text:p>
          </table:table-cell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Ossatueu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Smogogo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noféros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Hypotrempe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office:value-type="string" table:style-name="ce1">
            <text:p>Hypocean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Poissirène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office:value-type="string" table:style-name="ce14">
            <text:p>Poissoroy</text:p>
          </table:table-cell>
          <table:table-cell table:style-name="ce1"/>
          <table:table-cell table:number-columns-repeated="13"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Magicarpe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12">
            <text:p>X, C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Amonita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Kabuto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7" table:style-name="ce11"/>
          <table:table-cell table:style-name="ce13"/>
          <table:table-cell table:number-columns-repeated="1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13" table:style-name="ce6"/>
          <table:table-cell table:style-name="ce7"/>
          <table:table-cell table:number-columns-repeated="1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8T22:27:44Z</dc:date>
    <meta:editing-duration>PT0S</meta:editing-duration>
  </office:meta>
</office:document-meta>
</file>